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text-properties officeooo:paragraph-rsid="0019df98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>
      <style:paragraph-properties fo:break-before="page"/>
    </style:style>
    <style:style style:name="T1" style:family="text">
      <style:text-properties style:font-name="sans-serif"/>
    </style:style>
    <style:style style:name="T2" style:family="text">
      <style:text-properties style:font-name="sans-serif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f545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style:font-name="Liberation Serif" officeooo:rsid="0017f545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Police_20_par_20_défaut"><text:span text:style-name="T9">Ressources tangibles :</text:span></text:span><text:span text:style-name="T5"><text:line-break/></text:span><text:span text:style-name="Police_20_par_20_défaut"><text:span text:style-name="T6">- Physiques : </text:span></text:span><text:span text:style-name="T5"><text:line-break/><text:tab/>- Fiabilité : Disney et ses fournisseurs de matières première</text:span><text:span text:style-name="T7">s</text:span><text:span text:style-name="T5"> garde</text:span><text:span text:style-name="T7">nt</text:span><text:span text:style-name="T5"> un lien étroit.</text:span></text:p>
      <text:p text:style-name="P2"/>
      <text:p text:style-name="Standard"><text:span text:style-name="Police_20_par_20_défaut"><text:span text:style-name="T6">- Financières :</text:span></text:span></text:p>
      <text:p text:style-name="Standard"><text:span text:style-name="Police_20_par_20_défaut"><text:span text:style-name="T5"><text:tab/>- revenu financier : un chiffre d’affaires annuel en augmentation qui passe de 65,39 Milliard en 2020 à 67,42 Milliard.</text:span></text:span></text:p>
      <text:p text:style-name="P2"><text:tab/>- grande trésorerie : même ci elle est en baisse par rapport a 2020 la trésorerie de Disney le 30/09/2022 est à 6002 Million de dollars.</text:p>
      <text:p text:style-name="P2"><text:tab/>- revenu net important : 30/09/2022 Disney a un revenu net de 3 145 Millions de dollars.</text:p>
      <text:p text:style-name="P2"/>
      <text:p text:style-name="Standard"><text:span text:style-name="Police_20_par_20_défaut"><text:span text:style-name="T6">- humaines : </text:span></text:span></text:p>
      <text:p text:style-name="P1"><text:span text:style-name="Police_20_par_20_défaut"><text:span text:style-name="T6"><text:tab/></text:span></text:span><text:span text:style-name="T5">- équipe compétente : les équipes de graphistes, scénaristes que possède Disney sont composée d’artiste créatifs.<text:line-break/><text:line-break/></text:span><text:span text:style-name="Police_20_par_20_défaut"><text:span text:style-name="T9">Ressources intangibles :</text:span></text:span></text:p>
      <text:p text:style-name="P1"><text:span text:style-name="Police_20_par_20_défaut"><text:span text:style-name="T6">- Organisationnelles :</text:span></text:span></text:p>
      <text:p text:style-name="Normal"><text:span text:style-name="Police_20_par_20_défaut"><text:span text:style-name="T6"><text:tab/></text:span></text:span><text:span text:style-name="Police_20_par_20_défaut"><text:span text:style-name="T5">- placement géographique : les placements géographiques de Disney sont stratégiques.</text:span></text:span></text:p>
      <text:p text:style-name="Standard"><text:span text:style-name="T5"><text:line-break/></text:span><text:span text:style-name="Police_20_par_20_défaut"><text:span text:style-name="T6">- Mercatiques, commerciales :</text:span></text:span></text:p>
      <text:p text:style-name="Standard"><text:span text:style-name="Police_20_par_20_défaut"><text:span text:style-name="T6"><text:tab/></text:span></text:span><text:span text:style-name="T5">- une valeur de marque élever : la valeur de la marque Disney est estimée à 50.325 milliards de dollars en 2022. </text:span></text:p>
      <text:p text:style-name="P2"><text:tab/>- Offres diversifiées : Disney offre de nombreux produit<text:span text:style-name="T4">s</text:span> comme des parcs <text:span text:style-name="T4">à</text:span> thème ; une plateforme de streaming ou encor<text:span text:style-name="T4">e</text:span> des ventes de produit dériver.</text:p>
      <text:p text:style-name="P2"><text:tab/>- <text:span text:style-name="T4">Un </text:span>portefeuille impressionnant : plusieurs marques ont été rachet<text:span text:style-name="T4">é</text:span> par Disney comme Infoseek, Pixar, Lucas Film Marvel, Hulu, ABC, ESPN et d’autre<text:span text:style-name="T4">s.</text:span><text:line-break/></text:p>
      <text:p text:style-name="P4"><text:a xlink:type="simple" xlink:href="https://fr.statista.com/statistiques/571153/chiffre-d-affaires-mondial-walt-disney-company/" office:target-frame-name="_top" xlink:show="replace" text:style-name="Internet_20_link" text:visited-style-name="Visited_20_Internet_20_Link"><text:span text:style-name="Lien_20_hypertexte"><text:span text:style-name="T5">https://fr.statista.com/statistiques/571153/chiffre-d-affaires-mondial-walt-disney-company/</text:span></text:span></text:a></text:p>
      <text:p text:style-name="P2"/>
      <text:p text:style-name="Standard"><text:a xlink:type="simple" xlink:href="https://www.google.com/finance/quote/DIS:NYSE?sa=X&amp;ved=2ahUKEwjRrLzCttX7AhV8TaQEHe0fD8EQ3ecFegQIShAa&amp;comparison=" office:target-frame-name="_top" xlink:show="replace" text:style-name="Internet_20_link" text:visited-style-name="Visited_20_Internet_20_Link"><text:span text:style-name="Lien_20_hypertexte"><text:span text:style-name="T5">https://www.google.com/finance/quote/DIS:NYSE?sa=X&amp;ved=2ahUKEwjRrLzCttX7AhV8TaQEHe0fD8EQ3ecFegQIShAa&amp;comparison=</text:span></text:span></text:a></text:p>
      <text:p text:style-name="P2"/>
      <text:p text:style-name="Standard"><text:a xlink:type="simple" xlink:href="https://bstrategyhub.com/swot-analysis-of-disney-2019-disney-swot-analysis/" office:target-frame-name="_top" xlink:show="replace" text:style-name="Internet_20_link" text:visited-style-name="Visited_20_Internet_20_Link"><text:span text:style-name="Lien_20_hypertexte"><text:span text:style-name="T5">https://bstrategyhub.com/swot-analysis-of-disney-20</text:span></text:span></text:a><text:bookmark-start text:name="_Hlt121217310"/><text:bookmark-start text:name="_Hlt121217309"/><text:a xlink:type="simple" xlink:href="https://bstrategyhub.com/swot-analysis-of-disney-2019-disney-swot-analysis/" office:target-frame-name="_top" xlink:show="replace" text:style-name="Internet_20_link" text:visited-style-name="Visited_20_Internet_20_Link"><text:span text:style-name="Lien_20_hypertexte"><text:span text:style-name="T5">1</text:span></text:span></text:a><text:bookmark-end text:name="_Hlt121217310"/><text:bookmark-end text:name="_Hlt121217309"/><text:a xlink:type="simple" xlink:href="https://bstrategyhub.com/swot-analysis-of-disney-2019-disney-swot-analysis/" office:target-frame-name="_top" xlink:show="replace" text:style-name="Internet_20_link" text:visited-style-name="Visited_20_Internet_20_Link"><text:span text:style-name="Lien_20_hypertexte"><text:span text:style-name="T5">9-disney-swot-analysis/</text:span></text:span></text:a></text:p>
      <text:p text:style-name="P2"/>
      <text:p text:style-name="Standard"><text:a xlink:type="simple" xlink:href="https://www.macrotrends.net/stocks/charts/DIS/disney/income-statement?freq=A" office:target-frame-name="_top" xlink:show="replace" text:style-name="Internet_20_link" text:visited-style-name="Visited_20_Internet_20_Link"><text:span text:style-name="Lien_20_hypertexte"><text:span text:style-name="T5">https://www.macrotrends.net/stocks/charts/DIS/disney/income-statement?freq=A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fo:background-color="#e1dfdd"/>
    </style:style>
    <style:style style:name="Lien_20_hypertexte_20_suivi_20_visité" style:display-name="Lien hypertexte suivi visité" style:family="text" style:parent-style-name="Police_20_par_20_défau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ans-serif" fo:font-family="sans-serif" style:font-family-generic="system" fo:font-weight="bold" style:font-name-asian="Noto Serif CJK SC" style:font-family-asian="'Noto Serif CJK SC'" style:font-family-generic-asian="system" style:font-pitch-asian="variable" style:font-weight-asian="bold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ans-serif" fo:font-family="sans-serif" style:font-family-generic="system" fo:font-weight="bold" style:font-name-asian="Noto Serif CJK SC" style:font-family-asian="'Noto Serif CJK SC'" style:font-family-generic-asian="system" style:font-pitch-asian="variable" style:font-weight-asian="bold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ans-serif" fo:font-family="sans-serif" style:font-family-generic="system" fo:font-weight="bold" style:font-name-asian="Noto Serif CJK SC" style:font-family-asian="'Noto Serif CJK SC'" style:font-family-generic-asian="system" style:font-pitch-asian="variable" style:font-weight-asian="bold" style:font-name-complex="Lohit Devanagari" style:font-family-complex="'Lohit Devanagari'" style:font-family-generic-complex="system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meta:creation-date>2022-11-30T08:39:00Z</meta:creation-date>
    <dc:date>2022-12-10T17:48:33.342000000</dc:date>
    <meta:editing-cycles>5</meta:editing-cycles>
    <meta:editing-duration>PT1H14M58S</meta:editing-duration>
    <meta:document-statistic meta:table-count="0" meta:image-count="0" meta:object-count="0" meta:page-count="2" meta:paragraph-count="17" meta:word-count="201" meta:character-count="1549" meta:non-whitespace-character-count="1350"/>
    <meta:template xlink:type="simple" xlink:actuate="onRequest" xlink:title="" xlink:href="Normal.dotm"/>
  </office:meta>
</office:document-meta>
</file>